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128" style:family="table-column">
      <style:table-column-properties fo:break-before="auto" style:column-width="90.79pt"/>
    </style:style>
    <style:style style:name="co129" style:family="table-column">
      <style:table-column-properties fo:break-before="auto" style:column-width="85.35pt"/>
    </style:style>
    <style:style style:name="co130" style:family="table-column">
      <style:table-column-properties fo:break-before="auto" style:column-width="78.09pt"/>
    </style:style>
    <style:style style:name="co131" style:family="table-column">
      <style:table-column-properties fo:break-before="auto" style:column-width="65.34pt"/>
    </style:style>
    <style:style style:name="co132" style:family="table-column">
      <style:table-column-properties fo:break-before="auto" style:column-width="82.6pt"/>
    </style:style>
    <style:style style:name="co133" style:family="table-column">
      <style:table-column-properties fo:break-before="auto" style:column-width="69.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49"/>
        <table:table-column table:style-name="co66" table:default-cell-style-name="ce149"/>
        <table:table-column table:style-name="co67" table:default-cell-style-name="ce149"/>
        <table:table-column table:style-name="co68" table:default-cell-style-name="ce149"/>
        <table:table-column table:style-name="co69" table:default-cell-style-name="ce149"/>
        <table:table-column table:style-name="co78" table:default-cell-style-name="ce149"/>
        <table:table-column table:style-name="co79" table:default-cell-style-name="ce149"/>
        <table:table-column table:style-name="co80" table:default-cell-style-name="ce149"/>
        <table:table-column table:style-name="co107" table:default-cell-style-name="ce149"/>
        <table:table-column table:style-name="co128" table:default-cell-style-name="ce149"/>
        <table:table-column table:style-name="co129" table:default-cell-style-name="ce149"/>
        <table:table-column table:style-name="co130" table:default-cell-style-name="ce149"/>
        <table:table-column table:style-name="co131" table:default-cell-style-name="ce149"/>
        <table:table-column table:style-name="co132" table:default-cell-style-name="ce149"/>
        <table:table-column table:style-name="co133" table:default-cell-style-name="ce149"/>
        <table:table-column table:style-name="co82" table:default-cell-style-name="ce149"/>
        <table:table-column table:style-name="co133" table:default-cell-style-name="ce149"/>
        <table:table-column table:style-name="co10" table:number-columns-repeated="1006" table:default-cell-style-name="ce194"/>
        <table:table-row table:style-name="ro1">
          <table:table-cell table:style-name="ce185" office:value-type="string" calcext:value-type="string">
            <text:p>Algorithm</text:p>
          </table:table-cell>
          <table:table-cell table:style-name="ce196" office:value-type="string" calcext:value-type="string" table:number-columns-spanned="2" table:number-rows-spanned="1">
            <text:p>Push TOP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Push MID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Push BOT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Roam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Defend TOP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Defend MID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Defend BOT desire</text:p>
          </table:table-cell>
          <table:covered-table-cell table:style-name="ce185"/>
          <table:table-cell table:style-name="ce196" office:value-type="string" calcext:value-type="string" table:number-columns-spanned="2" table:number-rows-spanned="1">
            <text:p>Roshan desire</text:p>
          </table:table-cell>
          <table:covered-table-cell table:style-name="ce185"/>
          <table:table-cell table:style-name="ce195" table:number-columns-repeated="1006"/>
        </table:table-row>
        <table:table-row table:style-name="ro1">
          <table:table-cell table:style-name="ce140" office:value-type="string" calcext:value-type="string">
            <text:p>all_enemy_team_dead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-100" calcext:value-type="float">
            <text:p>-100</text:p>
          </table:table-cell>
          <table:table-cell table:style-name="ce163" office:value-type="float" office:value="0" calcext:value-type="float">
            <text:p>0</text:p>
          </table:table-cell>
          <table:table-cell table:style-name="ce155" office:value-type="float" office:value="-20" calcext:value-type="float">
            <text:p>-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20" calcext:value-type="float">
            <text:p>-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20" calcext:value-type="float">
            <text:p>-2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ally_has_aegis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ally_has_cheese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0" calcext:value-type="float">
            <text:p>1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ally_mega_creeps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55" office:value-type="float" office:value="-10" calcext:value-type="float">
            <text:p>-1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10" calcext:value-type="float">
            <text:p>-1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10" calcext:value-type="float">
            <text:p>-1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enemy_hero_was_seen</text:p>
          </table:table-cell>
          <table:table-cell table:number-columns-repeated="7" table:style-name="ce163" office:value-type="float" office:value="0" calcext:value-type="float">
            <text:p>0</text:p>
          </table:table-cell>
          <table:table-cell table:style-name="ce163" office:value-type="float" office:value="-100" calcext:value-type="float">
            <text:p>-10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is_night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max_kills_ally_hero_alive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20" calcext:value-type="float">
            <text:p>-2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20" calcext:value-type="float">
            <text:p>-2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20" calcext:value-type="float">
            <text:p>-2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max_kills_enemy_hero_alive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10" calcext:value-type="float">
            <text:p>-10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more_ally_heroes_alive_then_enemy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more_ally_heroes_on_bot_then_enemy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55" office:value-type="float" office:value="20" calcext:value-type="float">
            <text:p>2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more_ally_heroes_on_mid_then_enemy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20" calcext:value-type="float">
            <text:p>20</text:p>
          </table:table-cell>
          <table:table-cell table:number-columns-repeated="4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0" office:value-type="string" calcext:value-type="string">
            <text:p>more_ally_heroes_on_top_then_enemy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-20" calcext:value-type="float">
            <text:p>-20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20" calcext:value-type="float">
            <text:p>20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no_enemy_heroes_on_bot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no_enemy_heroes_on_mid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5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no_enemy_heroes_on_top</text:p>
          </table:table-cell>
          <table:table-cell table:style-name="ce163" office:value-type="float" office:value="20" calcext:value-type="float">
            <text:p>20</text:p>
          </table:table-cell>
          <table:table-cell table:number-columns-repeated="7" table:style-name="ce163" office:value-type="float" office:value="0" calcext:value-type="float">
            <text:p>0</text:p>
          </table:table-cell>
          <table:table-cell table:number-columns-repeated="8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time_is_more_3_minutes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30" calcext:value-type="float">
            <text:p>-3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30" calcext:value-type="float">
            <text:p>-3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30" calcext:value-type="float">
            <text:p>-30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-30" calcext:value-type="float">
            <text:p>-3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30" calcext:value-type="float">
            <text:p>-3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30" calcext:value-type="float">
            <text:p>-3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-30" calcext:value-type="float">
            <text:p>-3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is_bot_building_focused_by_enemies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number-columns-repeated="4" table:style-name="ce155" office:value-type="float" office:value="0" calcext:value-type="float">
            <text:p>0</text:p>
          </table:table-cell>
          <table:table-cell table:style-name="ce155" office:value-type="float" office:value="65" calcext:value-type="float">
            <text:p>65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is_mid_building_focused_by_enemies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65" calcext:value-type="float">
            <text:p>65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is_top_building_focused_by_enemies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55" office:value-type="float" office:value="65" calcext:value-type="float">
            <text:p>65</text:p>
          </table:table-cell>
          <table:table-cell table:number-columns-repeated="7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three_enemy_heroes_on_bot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number-columns-repeated="4" table:style-name="ce155" office:value-type="float" office:value="0" calcext:value-type="float">
            <text:p>0</text:p>
          </table:table-cell>
          <table:table-cell table:style-name="ce155" office:value-type="float" office:value="60" calcext:value-type="float">
            <text:p>60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three_enemy_heroes_on_mid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60" calcext:value-type="float">
            <text:p>60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1" office:value-type="string" calcext:value-type="string">
            <text:p>three_enemy_heroes_on_top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55" office:value-type="float" office:value="60" calcext:value-type="float">
            <text:p>60</text:p>
          </table:table-cell>
          <table:table-cell table:number-columns-repeated="7" table:style-name="ce155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3" table:default-cell-style-name="ce151"/>
        <table:table-column table:style-name="co84" table:default-cell-style-name="ce151"/>
        <table:table-column table:style-name="co67" table:default-cell-style-name="ce151"/>
        <table:table-column table:style-name="co69" table:default-cell-style-name="ce151"/>
        <table:table-column table:style-name="co85" table:default-cell-style-name="ce151"/>
        <table:table-column table:style-name="co69" table:default-cell-style-name="ce151"/>
        <table:table-column table:style-name="co81" table:default-cell-style-name="ce151"/>
        <table:table-column table:style-name="co86" table:default-cell-style-name="ce151"/>
        <table:table-column table:style-name="co87" table:default-cell-style-name="ce151"/>
        <table:table-column table:style-name="co2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7" table:default-cell-style-name="ce151"/>
        <table:table-column table:style-name="co2" table:default-cell-style-name="ce151"/>
        <table:table-column table:style-name="co10" table:number-columns-repeated="999" table:default-cell-style-name="ce190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2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1" table:number-columns-repeated="999"/>
        </table:table-row>
        <table:table-row table:style-name="ro1">
          <table:table-cell table:style-name="ce143" office:value-type="string" calcext:value-type="string">
            <text:p>has_buyback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evel_six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50" calcext:value-type="float">
            <text:p>50</text:p>
          </table:table-cell>
          <table:table-cell table:number-columns-repeated="6" table:style-name="ce158" office:value-type="float" office:value="0" calcext:value-type="float">
            <text:p>0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-20" calcext:value-type="float">
            <text:p>-2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ow_hp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0" calcext:value-type="float">
            <text:p>-5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not_full_hp_mp_and_near_fountain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3" office:value-type="string" calcext:value-type="string">
            <text:p>has_tp_scroll_or_travel_boots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focused_by_enemies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enemie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9" office:value-type="float" office:value="-85" calcext:value-type="float">
            <text:p>-85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no_enemy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one_weaker_enemy_hero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bot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mid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to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roam_target_i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-50" calcext:value-type="float">
            <text:p>-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ally_hero_is_nea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-20" calcext:value-type="float">
            <text:p>-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5" calcext:value-type="float">
            <text:p>-15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high_damage_and_health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25" calcext:value-type="float">
            <text:p>-25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8" office:value-type="float" office:value="50" calcext:value-type="float">
            <text:p>50</text:p>
          </table:table-cell>
          <table:table-cell table:style-name="ce158" office:value-type="float" office:value="-50" calcext:value-type="float">
            <text:p>-50</text:p>
          </table:table-cell>
          <table:table-cell table:number-columns-repeated="99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54:22.937680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2:55:09.567050845</dc:date>
    <meta:editing-duration>P2DT2H16M52S</meta:editing-duration>
    <meta:editing-cycles>2051</meta:editing-cycles>
    <meta:document-statistic meta:table-count="9" meta:cell-count="2717" meta:object-count="0"/>
  </office:meta>
</office:document-meta>
</file>